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9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ro3" style:family="table-row">
      <style:table-row-properties style:row-height="0.9516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7646in" fo:break-before="auto" style:use-optimal-row-height="true"/>
    </style:style>
    <style:style style:name="ro6" style:family="table-row">
      <style:table-row-properties style:row-height="1.139in" fo:break-before="auto" style:use-optimal-row-height="true"/>
    </style:style>
    <style:style style:name="ro7" style:family="table-row">
      <style:table-row-properties style:row-height="2.2626in" fo:break-before="auto" style:use-optimal-row-height="true"/>
    </style:style>
    <style:style style:name="ro8" style:family="table-row">
      <style:table-row-properties style:row-height="0.5772in" fo:break-before="auto" style:use-optimal-row-height="true"/>
    </style:style>
    <style:style style:name="ro10" style:family="table-row">
      <style:table-row-properties style:row-height="1.8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Arial Unicode M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2"/>
        <table:table-row table:style-name="ro2">
          <table:table-cell table:style-name="ce1" office:value-type="string">
            <text:p>flag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definition</text:p>
          </table:table-cell>
          <table:table-cell table:style-name="ce1" office:value-type="string">
            <text:p>two_flags</text:p>
          </table:table-cell>
          <table:table-cell table:style-name="ce1" office:value-type="string">
            <text:p>three_flags</text:p>
          </table:table-cell>
        </table:table-row>
        <table:table-row table:style-name="ro3">
          <table:table-cell office:value-type="string">
            <text:p>A</text:p>
          </table:table-cell>
          <table:table-cell office:value-type="string">
            <text:p>Alpha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I have a diver down, keep well clear at slow speed</text:p>
          </table:table-cell>
          <table:table-cell office:value-type="string">
            <text:p>A + C = I am abandoning my vessel</text:p>
          </table:table-cell>
          <table:table-cell office:value-type="string">
            <text:p>A + N + 1 = I need a doctor, I have severe burns</text:p>
          </table:table-cell>
        </table:table-row>
        <table:table-row table:style-name="ro4">
          <table:table-cell office:value-type="string">
            <text:p>B</text:p>
          </table:table-cell>
          <table:table-cell office:value-type="string">
            <text:p>Bravo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I am taking on or discharging explosives</text:p>
          </table:table-cell>
          <table:table-cell office:value-type="string">
            <text:p>B + R = I require a helicopter urgently</text:p>
          </table:table-cell>
          <table:table-cell office:value-type="string">
            <text:p>B + B + 1 = You may alight on deck; I am ready to receive you forward. 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string">
            <text:p>Charlie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(Affirmative)</text:p>
          </table:table-cell>
          <table:table-cell office:value-type="string">
            <text:p>N + C = I am in distress</text:p>
          </table:table-cell>
          <table:table-cell office:value-type="string">
            <text:p>C + B + 6 = I require immediate assistance, I am on fire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string">
            <text:p>Delta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Keep clear, I am maneuvering with difficulty</text:p>
          </table:table-cell>
          <table:table-cell office:value-type="string">
            <text:p>D + V = I am drifting </text:p>
          </table:table-cell>
          <table:table-cell office:value-type="string">
            <text:p>D + H + 1 = I have no motor boat</text:p>
          </table:table-cell>
        </table:table-row>
        <table:table-row table:style-name="ro5">
          <table:table-cell office:value-type="string">
            <text:p>E</text:p>
          </table:table-cell>
          <table:table-cell office:value-type="string">
            <text:p>Echo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I am altering my course to starboard</text:p>
          </table:table-cell>
          <table:table-cell office:value-type="string">
            <text:p>E + X = My position is doubtful</text:p>
          </table:table-cell>
          <table:table-cell office:value-type="string">
            <text:p>E + U + 1 = What is your present position?</text:p>
          </table:table-cell>
        </table:table-row>
        <table:table-row table:style-name="ro6">
          <table:table-cell office:value-type="string">
            <text:p>F</text:p>
          </table:table-cell>
          <table:table-cell office:value-type="string">
            <text:p>Foxtrot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I am disabled, communicate with me.</text:p>
          </table:table-cell>
          <table:table-cell office:value-type="string">
            <text:p>F + M = Visual contact with vessel is not continuous</text:p>
          </table:table-cell>
          <table:table-cell office:value-type="string">
            <text:p>F + C + 1 = You should indicate your position by rockets or flares</text:p>
          </table:table-cell>
        </table:table-row>
        <table:table-row table:style-name="ro6">
          <table:table-cell office:value-type="string">
            <text:p>G</text:p>
          </table:table-cell>
          <table:table-cell office:value-type="string">
            <text:p>Golf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string">
            <text:p>I require a pilot</text:p>
          </table:table-cell>
          <table:table-cell office:value-type="string">
            <text:p>G + Z = all persons saved</text:p>
          </table:table-cell>
          <table:table-cell office:value-type="string">
            <text:p>G + C + 1 = Search results are negative. <text:s/>Continuing search</text:p>
          </table:table-cell>
        </table:table-row>
        <table:table-row table:style-name="ro5">
          <table:table-cell office:value-type="string">
            <text:p>H</text:p>
          </table:table-cell>
          <table:table-cell office:value-type="string">
            <text:p>Hotel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office:value-type="string">
            <text:p>I have a pilot on board</text:p>
          </table:table-cell>
          <table:table-cell office:value-type="string">
            <text:p>H + V = have you been in a collision?</text:p>
          </table:table-cell>
          <table:table-cell office:value-type="string">
            <text:p>H + X + 7 = I have collided with floating ice</text:p>
          </table:table-cell>
        </table:table-row>
        <table:table-row table:style-name="ro5">
          <table:table-cell office:value-type="string">
            <text:p>I</text:p>
          </table:table-cell>
          <table:table-cell office:value-type="string">
            <text:p>India</text:p>
          </table:table-cell>
          <table:table-cell office:value-type="float" office:value="8">
            <text:p>8</text:p>
          </table:table-cell>
          <table:table-cell table:style-name="Default" office:value-type="string">
            <text:p>i</text:p>
          </table:table-cell>
          <table:table-cell office:value-type="string">
            <text:p>I am altering my course to port.</text:p>
          </table:table-cell>
          <table:table-cell office:value-type="string">
            <text:p>I + T = I am on fire</text:p>
          </table:table-cell>
          <table:table-cell office:value-type="string">
            <text:p>I + B + 1 = My vessel is seriously damaged</text:p>
          </table:table-cell>
        </table:table-row>
        <table:table-row table:style-name="ro3">
          <table:table-cell office:value-type="string">
            <text:p>J</text:p>
          </table:table-cell>
          <table:table-cell office:value-type="string">
            <text:p>Juliet</text:p>
          </table:table-cell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office:value-type="string">
            <text:p>I am leaking dangerous cargo</text:p>
          </table:table-cell>
          <table:table-cell office:value-type="string">
            <text:p>J + L = You are running the risk of going aground</text:p>
          </table:table-cell>
          <table:table-cell office:value-type="string">
            <text:p>J + D + 2 = Explosion has occurred in cargo</text:p>
          </table:table-cell>
        </table:table-row>
        <table:table-row table:style-name="ro5">
          <table:table-cell office:value-type="string">
            <text:p>K</text:p>
          </table:table-cell>
          <table:table-cell office:value-type="string">
            <text:p>Kilo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string">
            <text:p>I wish to communicate with you</text:p>
          </table:table-cell>
          <table:table-cell office:value-type="string">
            <text:p>K + C = My hold is flooded</text:p>
          </table:table-cell>
          <table:table-cell office:value-type="string">
            <text:p>K + Q + 1 = I am ready to be taken in tow</text:p>
          </table:table-cell>
        </table:table-row>
        <table:table-row table:style-name="ro3">
          <table:table-cell office:value-type="string">
            <text:p>L</text:p>
          </table:table-cell>
          <table:table-cell office:value-type="string">
            <text:p>Lima</text:p>
          </table:table-cell>
          <table:table-cell office:value-type="float" office:value="11">
            <text:p>11</text:p>
          </table:table-cell>
          <table:table-cell office:value-type="string">
            <text:p>l</text:p>
          </table:table-cell>
          <table:table-cell office:value-type="string">
            <text:p>You should stop your vessel instantly</text:p>
          </table:table-cell>
          <table:table-cell office:value-type="string">
            <text:p>J + L = You are running the risk of going aground</text:p>
          </table:table-cell>
          <table:table-cell office:value-type="string">
            <text:p>L + Z + 3 = What is the state of the channel?</text:p>
          </table:table-cell>
        </table:table-row>
        <table:table-row table:style-name="ro3">
          <table:table-cell office:value-type="string">
            <text:p>M</text:p>
          </table:table-cell>
          <table:table-cell office:value-type="string">
            <text:p>Mike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string">
            <text:p>My vessel is stopped and making no headway</text:p>
          </table:table-cell>
          <table:table-cell office:value-type="string">
            <text:p>U + M = the harbor is closed to traffic</text:p>
          </table:table-cell>
          <table:table-cell office:value-type="string">
            <text:p>M + Y + 6 = It is dangerous to approach my vessel</text:p>
          </table:table-cell>
        </table:table-row>
        <table:table-row table:style-name="ro3">
          <table:table-cell office:value-type="string">
            <text:p>N</text:p>
          </table:table-cell>
          <table:table-cell office:value-type="string">
            <text:p>November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string">
            <text:p>(Negative)</text:p>
          </table:table-cell>
          <table:table-cell office:value-type="string">
            <text:p>N + C = I am in distress</text:p>
          </table:table-cell>
          <table:table-cell office:value-type="string">
            <text:p>A + N + 1 = I need a doctor, I have severe burns</text:p>
          </table:table-cell>
        </table:table-row>
        <table:table-row table:style-name="ro3">
          <table:table-cell office:value-type="string">
            <text:p>O</text:p>
          </table:table-cell>
          <table:table-cell office:value-type="string">
            <text:p>Oscar</text:p>
          </table:table-cell>
          <table:table-cell office:value-type="float" office:value="14">
            <text:p>14</text:p>
          </table:table-cell>
          <table:table-cell office:value-type="string">
            <text:p>o</text:p>
          </table:table-cell>
          <table:table-cell office:value-type="string">
            <text:p>Man overboard</text:p>
          </table:table-cell>
          <table:table-cell office:value-type="string">
            <text:p>S + O = You should stop your vessel immediately.</text:p>
          </table:table-cell>
          <table:table-cell office:value-type="string">
            <text:p>O + S + 1 = You should keep a lookout for mines.</text:p>
          </table:table-cell>
        </table:table-row>
        <table:table-row table:style-name="ro4">
          <table:table-cell office:value-type="string">
            <text:p>P</text:p>
          </table:table-cell>
          <table:table-cell office:value-type="string">
            <text:p>Papa</text:p>
          </table:table-cell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string">
            <text:p>All aboard, vessel is about to proceed to sea, a.k.a., the Blue Peter</text:p>
          </table:table-cell>
          <table:table-cell office:value-type="string">
            <text:p>P + D = Your navigation lights are not visible</text:p>
          </table:table-cell>
          <table:table-cell office:value-type="string">
            <text:p>P + O + 8 = You should travel under my stern. </text:p>
          </table:table-cell>
        </table:table-row>
        <table:table-row table:style-name="ro7">
          <table:table-cell office:value-type="string">
            <text:p>Q</text:p>
          </table:table-cell>
          <table:table-cell office:value-type="string">
            <text:p>Quebec</text:p>
          </table:table-cell>
          <table:table-cell office:value-type="float" office:value="16">
            <text:p>16</text:p>
          </table:table-cell>
          <table:table-cell office:value-type="string">
            <text:p>q</text:p>
          </table:table-cell>
          <table:table-cell office:value-type="string">
            <text:p>My vessel is healthy and I request free practique (permission to enter port with assurance that the ship is free from contagious disease)</text:p>
          </table:table-cell>
          <table:table-cell office:value-type="string">
            <text:p>Q + T = I am going astern</text:p>
          </table:table-cell>
          <table:table-cell office:value-type="string">
            <text:p>K + Q + 1 = I am ready to be taken in tow</text:p>
          </table:table-cell>
        </table:table-row>
        <table:table-row table:style-name="ro5">
          <table:table-cell office:value-type="string">
            <text:p>R</text:p>
          </table:table-cell>
          <table:table-cell office:value-type="string">
            <text:p>Romeo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office:value-type="string">
            <text:p>The way is off my ship</text:p>
          </table:table-cell>
          <table:table-cell office:value-type="string">
            <text:p>B + R = I require a helicopter urgently</text:p>
          </table:table-cell>
          <table:table-cell office:value-type="string">
            <text:p>R + D + 2 = I am unable to weigh my anchor.</text:p>
          </table:table-cell>
        </table:table-row>
        <table:table-row table:style-name="ro5">
          <table:table-cell office:value-type="string">
            <text:p>S</text:p>
          </table:table-cell>
          <table:table-cell office:value-type="string">
            <text:p>Sierra</text:p>
          </table:table-cell>
          <table:table-cell office:value-type="float" office:value="18">
            <text:p>18</text:p>
          </table:table-cell>
          <table:table-cell office:value-type="string">
            <text:p>s</text:p>
          </table:table-cell>
          <table:table-cell office:value-type="string">
            <text:p>My engines are going full-speed astern</text:p>
          </table:table-cell>
          <table:table-cell office:value-type="string">
            <text:p>S + O = You should stop your vessel immediately. </text:p>
          </table:table-cell>
          <table:table-cell office:value-type="string">
            <text:p>S + U + 5 = My cargo is livestock.</text:p>
          </table:table-cell>
        </table:table-row>
        <table:table-row table:style-name="ro8">
          <table:table-cell office:value-type="string">
            <text:p>T</text:p>
          </table:table-cell>
          <table:table-cell office:value-type="string">
            <text:p>Tango</text:p>
          </table:table-cell>
          <table:table-cell office:value-type="float" office:value="19">
            <text:p>19</text:p>
          </table:table-cell>
          <table:table-cell office:value-type="string">
            <text:p>t</text:p>
          </table:table-cell>
          <table:table-cell office:value-type="string">
            <text:p>Do not pass ahead of me</text:p>
          </table:table-cell>
          <table:table-cell office:value-type="string">
            <text:p>Q + T = I am going astern</text:p>
          </table:table-cell>
          <table:table-cell office:value-type="string">
            <text:p>T + E + 2 = I am long-line fishing.</text:p>
          </table:table-cell>
        </table:table-row>
        <table:table-row table:style-name="ro6">
          <table:table-cell office:value-type="string">
            <text:p>U</text:p>
          </table:table-cell>
          <table:table-cell office:value-type="string">
            <text:p>Uniform</text:p>
          </table:table-cell>
          <table:table-cell office:value-type="float" office:value="20">
            <text:p>20</text:p>
          </table:table-cell>
          <table:table-cell office:value-type="string">
            <text:p>u</text:p>
          </table:table-cell>
          <table:table-cell office:value-type="string">
            <text:p>You are running into danger</text:p>
          </table:table-cell>
          <table:table-cell office:value-type="string">
            <text:p>U + M = the harbor is closed to traffic</text:p>
          </table:table-cell>
          <table:table-cell office:value-type="string">
            <text:p>U + Q + 1 = You should wait outside the harbor until daylight.</text:p>
          </table:table-cell>
        </table:table-row>
        <table:table-row table:style-name="ro5">
          <table:table-cell office:value-type="string">
            <text:p>V</text:p>
          </table:table-cell>
          <table:table-cell office:value-type="string">
            <text:p>Victor</text:p>
          </table:table-cell>
          <table:table-cell office:value-type="float" office:value="21">
            <text:p>21</text:p>
          </table:table-cell>
          <table:table-cell office:value-type="string">
            <text:p>v</text:p>
          </table:table-cell>
          <table:table-cell office:value-type="string">
            <text:p>I require assistance (not in distress)</text:p>
          </table:table-cell>
          <table:table-cell office:value-type="string">
            <text:p>H + V = have you been in a collision?</text:p>
          </table:table-cell>
          <table:table-cell office:value-type="string">
            <text:p>V + C + 2 = Where can I find coal nearby?</text:p>
          </table:table-cell>
        </table:table-row>
        <table:table-row table:style-name="ro3">
          <table:table-cell office:value-type="string">
            <text:p>W</text:p>
          </table:table-cell>
          <table:table-cell office:value-type="string">
            <text:p>Whiskey</text:p>
          </table:table-cell>
          <table:table-cell office:value-type="float" office:value="22">
            <text:p>22</text:p>
          </table:table-cell>
          <table:table-cell office:value-type="string">
            <text:p>w</text:p>
          </table:table-cell>
          <table:table-cell office:value-type="string">
            <text:p>I require medical assistance</text:p>
          </table:table-cell>
          <table:table-cell office:value-type="string">
            <text:p>W + C = Vessel is fast on ice and needs an icebreaker.</text:p>
          </table:table-cell>
          <table:table-cell office:value-type="string">
            <text:p>W + P + 1 = Barometer is falling rapidly. <text:s text:c="2"/></text:p>
          </table:table-cell>
        </table:table-row>
        <table:table-row table:style-name="ro6">
          <table:table-cell office:value-type="string">
            <text:p>X</text:p>
          </table:table-cell>
          <table:table-cell office:value-type="string">
            <text:p>X-ray</text:p>
          </table:table-cell>
          <table:table-cell office:value-type="float" office:value="23">
            <text:p>23</text:p>
          </table:table-cell>
          <table:table-cell office:value-type="string">
            <text:p>x</text:p>
          </table:table-cell>
          <table:table-cell office:value-type="string">
            <text:p>Stop carrying out your intentions and wait for my signal</text:p>
          </table:table-cell>
          <table:table-cell office:value-type="string">
            <text:p>X + O = Visibility is expected to decrease.</text:p>
          </table:table-cell>
          <table:table-cell office:value-type="string">
            <text:p>X + T + 1 = Weather expected is good.</text:p>
          </table:table-cell>
        </table:table-row>
        <table:table-row table:style-name="ro3">
          <table:table-cell office:value-type="string">
            <text:p>Y</text:p>
          </table:table-cell>
          <table:table-cell office:value-type="string">
            <text:p>Yankee</text:p>
          </table:table-cell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office:value-type="string">
            <text:p>I am dragging my anchor</text:p>
          </table:table-cell>
          <table:table-cell office:value-type="string">
            <text:p>Y + N = Cancel my last signal.</text:p>
          </table:table-cell>
          <table:table-cell office:value-type="string">
            <text:p>M + Y + 6 = It is dangerous to approach my vessel</text:p>
          </table:table-cell>
        </table:table-row>
        <table:table-row table:style-name="ro6">
          <table:table-cell office:value-type="string">
            <text:p>Z</text:p>
          </table:table-cell>
          <table:table-cell office:value-type="string">
            <text:p>Zulu</text:p>
          </table:table-cell>
          <table:table-cell office:value-type="float" office:value="25">
            <text:p>25</text:p>
          </table:table-cell>
          <table:table-cell office:value-type="string">
            <text:p>z</text:p>
          </table:table-cell>
          <table:table-cell office:value-type="string">
            <text:p>I require a tug</text:p>
          </table:table-cell>
          <table:table-cell office:value-type="string">
            <text:p>Z + L = your signal has been received but not understood</text:p>
          </table:table-cell>
          <table:table-cell office:value-type="string">
            <text:p>L + Z + 3 = What is the state of the channel?</text:p>
          </table:table-cell>
        </table:table-row>
        <table:table-row table:style-name="ro10">
          <table:table-cell office:value-type="float" office:value="1">
            <text:p>1</text:p>
          </table:table-cell>
          <table:table-cell office:value-type="string">
            <text:p>One</text:p>
            <text:p/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A + N + 1 = I need a doctor, I have severe burns</text:p>
          </table:table-cell>
        </table:table-row>
        <table:table-row table:style-name="ro10">
          <table:table-cell office:value-type="float" office:value="2">
            <text:p>2</text:p>
          </table:table-cell>
          <table:table-cell office:value-type="string">
            <text:p>Two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J + D + 2 = Explosion has occurred in cargo</text:p>
          </table:table-cell>
        </table:table-row>
        <table:table-row table:style-name="ro10">
          <table:table-cell office:value-type="float" office:value="3">
            <text:p>3</text:p>
          </table:table-cell>
          <table:table-cell office:value-type="string">
            <text:p>Three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L + Z + 3 = What is the state of the channel?</text:p>
          </table:table-cell>
        </table:table-row>
        <table:table-row table:style-name="ro10">
          <table:table-cell office:value-type="float" office:value="4">
            <text:p>4</text:p>
          </table:table-cell>
          <table:table-cell office:value-type="string">
            <text:p>Four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N + E + 4 = You should proceed with great caution; keep clear of firing range</text:p>
          </table:table-cell>
        </table:table-row>
        <table:table-row table:style-name="ro10">
          <table:table-cell office:value-type="float" office:value="5">
            <text:p>5</text:p>
          </table:table-cell>
          <table:table-cell office:value-type="string">
            <text:p>Five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S + U + 5 = My cargo is livestock.</text:p>
          </table:table-cell>
        </table:table-row>
        <table:table-row table:style-name="ro10">
          <table:table-cell office:value-type="float" office:value="6">
            <text:p>6</text:p>
          </table:table-cell>
          <table:table-cell office:value-type="string">
            <text:p>Six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M + Y + 6 = It is dangerous to approach my vessel</text:p>
          </table:table-cell>
        </table:table-row>
        <table:table-row table:style-name="ro10">
          <table:table-cell office:value-type="float" office:value="7">
            <text:p>7</text:p>
          </table:table-cell>
          <table:table-cell office:value-type="string">
            <text:p>Seven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H + X + 7 = I have collided with floating ice</text:p>
          </table:table-cell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Eight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C + B + 8 = I require immediate assistance: <text:s/>my propeller shaft is broken.</text:p>
          </table:table-cell>
        </table:table-row>
        <table:table-row table:style-name="ro10">
          <table:table-cell office:value-type="float" office:value="9">
            <text:p>9</text:p>
          </table:table-cell>
          <table:table-cell office:value-type="string">
            <text:p>Nine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I + A + 9 = I have received damage to my propellers.</text:p>
          </table:table-cell>
        </table:table-row>
        <table:table-row table:style-name="ro10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Used to communicate numeric information or to give greater detail when using combinations of Alpha flags.</text:p>
          </table:table-cell>
          <table:table-cell table:style-name="ce4"/>
          <table:table-cell office:value-type="string">
            <text:p>V + S + 0 = The ice is not obstructing navigation.</text:p>
          </table:table-cell>
        </table:table-row>
        <table:table-row table:style-name="ro6">
          <table:table-cell table:number-columns-repeated="2" table:style-name="ce3" office:value-type="string">
            <text:p>First Substitute</text:p>
          </table:table-cell>
          <table:table-cell office:value-type="float" office:value="36">
            <text:p>36</text:p>
          </table:table-cell>
          <table:table-cell table:style-name="ce4" office:value-type="string">
            <text:p>!</text:p>
          </table:table-cell>
          <table:table-cell office:value-type="string">
            <text:p>Repeat the flag that appears in the first position in this hoist.</text:p>
          </table:table-cell>
          <table:table-cell table:style-name="ce4" table:number-columns-repeated="2"/>
        </table:table-row>
        <table:table-row table:style-name="ro6">
          <table:table-cell table:number-columns-repeated="2" table:style-name="ce3" office:value-type="string">
            <text:p>Second Substitute</text:p>
          </table:table-cell>
          <table:table-cell office:value-type="float" office:value="37">
            <text:p>37</text:p>
          </table:table-cell>
          <table:table-cell table:style-name="ce4" office:value-type="string">
            <text:p>@</text:p>
          </table:table-cell>
          <table:table-cell office:value-type="string">
            <text:p>Repeat the flag that appears in the second position in this hoist.</text:p>
          </table:table-cell>
          <table:table-cell table:style-name="ce4" table:number-columns-repeated="2"/>
        </table:table-row>
        <table:table-row table:style-name="ro6">
          <table:table-cell table:number-columns-repeated="2" table:style-name="ce3" office:value-type="string">
            <text:p>Third Substitute</text:p>
          </table:table-cell>
          <table:table-cell office:value-type="float" office:value="38">
            <text:p>38</text:p>
          </table:table-cell>
          <table:table-cell table:style-name="ce4" office:value-type="string">
            <text:p>#</text:p>
          </table:table-cell>
          <table:table-cell office:value-type="string">
            <text:p>Repeat the flag that appears in the third position in this hoist.</text:p>
          </table:table-cell>
          <table:table-cell table:style-name="ce4" table:number-columns-repeated="2"/>
        </table:table-row>
        <table:table-row table:style-name="ro6">
          <table:table-cell table:number-columns-repeated="2" table:style-name="ce3" office:value-type="string">
            <text:p>Fourth Substitute</text:p>
          </table:table-cell>
          <table:table-cell office:value-type="float" office:value="39">
            <text:p>39</text:p>
          </table:table-cell>
          <table:table-cell table:style-name="ce4" office:value-type="string">
            <text:p>$</text:p>
          </table:table-cell>
          <table:table-cell office:value-type="string">
            <text:p>Repeat the flag that appears in the fourth position in this hoist.</text:p>
          </table:table-cell>
          <table:table-cell table:style-name="ce4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12/20/2011</text:date>, <text:time>18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13:08:59</meta:creation-date>
    <dc:date>2011-12-20T18:13:15</dc:date>
    <meta:editing-duration>PT1H45M17S</meta:editing-duration>
    <meta:editing-cycles>3</meta:editing-cycles>
    <meta:generator>OpenOffice.org/3.3$Unix OpenOffice.org_project/330m20$Build-9567</meta:generator>
    <meta:document-statistic meta:table-count="3" meta:cell-count="269" meta:object-count="0"/>
  </office:meta>
</office:document-meta>
</file>